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03C0000000283CC1B842FC41BF0.png" manifest:media-type="image/png"/>
  <manifest:file-entry manifest:full-path="Pictures/1000000000000083000000661B68F58CA6705EAA.jpg" manifest:media-type="image/jpeg"/>
  <manifest:file-entry manifest:full-path="Pictures/10000000000000830000006697889638F5CDB727.jpg" manifest:media-type="image/jpeg"/>
  <manifest:file-entry manifest:full-path="Pictures/1000000000000113000000B7C3351806F1245BD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ernard MT Condensed" svg:font-family="'Bernard MT Condensed'"/>
    <style:font-face style:name="Calibri" svg:font-family="Calibri"/>
    <style:font-face style:name="Cambria" svg:font-family="Cambria"/>
    <style:font-face style:name="Liberation Sans" svg:font-family="'Liberation Sans'" style:font-family-generic="roman" style:font-pitch="variable"/>
    <style:font-face style:name="Liberation Serif" svg:font-family="'Liberation Serif'"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6f0f5" draw:opacity="100%" draw:shadow="hidden"/>
    </style:style>
    <style:style style:name="gr2" style:family="graphic" style:parent-style-name="standard">
      <style:graphic-properties draw:stroke="none" draw:fill="gradient" draw:fill-gradient-name="Gradient_5f_0" draw:opacity-name="Transparency_5f_0" draw:shadow="hidden"/>
    </style:style>
    <style:style style:name="gr3" style:family="graphic" style:parent-style-name="standard">
      <style:graphic-properties draw:stroke="none" draw:fill="gradient" draw:fill-gradient-name="Gradient_5f_1" draw:opacity-name="Transparency_5f_1" draw:shadow="hidden"/>
    </style:style>
    <style:style style:name="gr4" style:family="graphic" style:parent-style-name="standard">
      <style:graphic-properties draw:stroke="none" draw:fill="none" fo:min-height="18.846cm" fo:min-width="2.54cm" fo:padding-top="0.102cm" fo:padding-bottom="0.102cm" fo:padding-left="0.102cm" fo:padding-right="0.102cm"/>
    </style:style>
    <style:style style:name="gr5" style:family="graphic" style:parent-style-name="standard">
      <style:graphic-properties draw:stroke="none" draw:fill="none" draw:textarea-vertical-align="bottom" fo:min-height="16.607cm" fo:min-width="2.54cm" fo:padding-top="0.508cm" fo:padding-bottom="0.508cm" fo:padding-left="0.762cm" fo:padding-right="0.762cm"/>
    </style:style>
    <style:style style:name="gr6" style:family="graphic" style:parent-style-name="standard">
      <style:graphic-properties draw:stroke="none" draw:fill="none" fo:min-height="16.944cm" fo:min-width="2.54cm" fo:padding-top="0.508cm" fo:padding-bottom="0.508cm" fo:padding-left="0.762cm" fo:padding-right="0.762cm"/>
    </style:style>
    <style:style style:name="gr7" style:family="graphic" style:parent-style-name="standard">
      <style:graphic-properties draw:stroke="none" draw:fill="none" fo:min-height="0.692cm" fo:min-width="2.54cm" fo:padding-top="0.051cm" fo:padding-bottom="0.051cm" fo:padding-left="0.762cm" fo:padding-right="0.762cm"/>
    </style:style>
    <style:style style:name="gr8" style:family="graphic" style:parent-style-name="standard">
      <style:graphic-properties draw:stroke="none" draw:fill="solid" draw:fill-color="#99c2d6" draw:opacity="100%" draw:shadow="hidden"/>
    </style:style>
    <style:style style:name="gr9" style:family="graphic" style:parent-style-name="standard">
      <style:graphic-properties draw:stroke="none" draw:fill="gradient" draw:fill-gradient-name="Gradient_5f_2" draw:opacity-name="Transparency_5f_2" draw:shadow="hidden"/>
    </style:style>
    <style:style style:name="gr10" style:family="graphic" style:parent-style-name="standard">
      <style:graphic-properties draw:stroke="none" draw:fill="gradient" draw:fill-gradient-name="Gradient_5f_2" draw:shadow="hidden"/>
    </style:style>
    <style:style style:name="gr11" style:family="graphic" style:parent-style-name="standard">
      <style:graphic-properties draw:stroke="none" draw:fill="none" draw:textarea-vertical-align="bottom" fo:min-height="5.175cm" fo:min-width="2.54cm" fo:padding-top="0.508cm" fo:padding-bottom="0.508cm" fo:padding-left="0.762cm" fo:padding-right="0.762cm"/>
    </style:style>
    <style:style style:name="gr12" style:family="graphic" style:parent-style-name="standard">
      <style:graphic-properties draw:stroke="none" draw:fill="bitmap" draw:fill-image-name="Bitmap_5f_0" style:repeat="stretch" draw:fill-image-ref-point="top-left" draw:shadow="hidden"/>
    </style:style>
    <style:style style:name="gr13" style:family="graphic" style:parent-style-name="standard">
      <style:graphic-properties draw:stroke="none" draw:fill="none" draw:textarea-vertical-align="middle" fo:min-height="0.544cm" fo:min-width="2.54cm" fo:padding-top="0cm" fo:padding-bottom="0cm" fo:padding-left="0.051cm" fo:padding-right="0cm"/>
    </style:style>
    <style:style style:name="gr14" style:family="graphic" style:parent-style-name="standard">
      <style:graphic-properties draw:stroke="none" draw:fill="bitmap" draw:fill-image-name="Bitmap_5f_1" style:repeat="stretch" draw:fill-image-ref-point="top-left" draw:shadow="hidden"/>
    </style:style>
    <style:style style:name="gr15" style:family="graphic" style:parent-style-name="standard">
      <style:graphic-properties draw:stroke="none" draw:fill="none" fo:min-height="17.217cm" fo:min-width="2.54cm" fo:padding-top="0.102cm" fo:padding-bottom="0.102cm" fo:padding-left="0.102cm" fo:padding-right="0.102cm"/>
    </style:style>
    <style:style style:name="gr16" style:family="graphic" style:parent-style-name="standard">
      <style:graphic-properties draw:stroke="none" draw:fill="none" fo:min-height="17.134cm" fo:min-width="2.54cm" fo:padding-top="0.102cm" fo:padding-bottom="0.102cm" fo:padding-left="0.102cm" fo:padding-right="0.102cm"/>
    </style:style>
    <style:style style:name="gr17" style:family="graphic" style:parent-style-name="standard">
      <style:graphic-properties draw:stroke="none" draw:fill="bitmap" draw:fill-image-name="Bitmap_5f_2" style:repeat="stretch" draw:fill-image-ref-point="top-left" draw:shadow="hidden"/>
    </style:style>
    <style:style style:name="gr18" style:family="graphic" style:parent-style-name="standard">
      <style:graphic-properties draw:stroke="none" draw:fill="gradient" draw:fill-gradient-name="Gradient_5f_1" draw:shadow="hidden"/>
    </style:style>
    <style:style style:name="gr19" style:family="graphic" style:parent-style-name="standard">
      <style:graphic-properties draw:stroke="none" draw:fill="none" fo:min-height="0.709cm" fo:min-width="2.54cm" fo:padding-top="0.254cm" fo:padding-bottom="0.254cm" fo:padding-left="0.381cm" fo:padding-right="0.381cm"/>
    </style:style>
    <style:style style:name="gr20" style:family="graphic" style:parent-style-name="standard">
      <style:graphic-properties draw:stroke="none" draw:fill="none" fo:min-height="17.279cm" fo:min-width="2.54cm" fo:padding-top="0.254cm" fo:padding-bottom="0.254cm" fo:padding-left="0.381cm" fo:padding-right="0.381cm"/>
    </style:style>
    <style:style style:name="gr21" style:family="graphic" style:parent-style-name="standard">
      <style:graphic-properties draw:stroke="none" draw:fill="none" fo:min-height="12.296cm" fo:min-width="2.54cm" fo:padding-top="0.102cm" fo:padding-bottom="0.102cm" fo:padding-left="0.102cm" fo:padding-right="0.102cm"/>
    </style:style>
    <style:style style:name="gr22" style:family="graphic" style:parent-style-name="standard">
      <style:graphic-properties draw:stroke="none" draw:fill="bitmap" draw:fill-image-name="Bitmap_5f_3" style:repeat="stretch" draw:fill-image-ref-point="top-left" draw:shadow="hidden"/>
    </style:style>
    <style:style style:name="gr23"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solid" draw:fill-color="#e6f0f5" draw:opacity="100%"/>
    </style:style>
    <style:style style:name="P2" style:family="paragraph">
      <loext:graphic-properties draw:fill="gradient" draw:fill-gradient-name="Gradient_5f_0" draw:opacity-name="Transparency_5f_0"/>
    </style:style>
    <style:style style:name="P3" style:family="paragraph">
      <loext:graphic-properties draw:fill="gradient" draw:fill-gradient-name="Gradient_5f_1" draw:opacity-name="Transparency_5f_1"/>
    </style:style>
    <style:style style:name="P4" style:family="paragraph">
      <loext:graphic-properties draw:fill="none"/>
    </style:style>
    <style:style style:name="P5" style:family="paragraph">
      <style:paragraph-properties fo:margin-top="0cm" fo:margin-bottom="0.353cm" fo:line-height="150%" fo:text-align="start"/>
    </style:style>
    <style:style style:name="P6" style:family="paragraph">
      <loext:graphic-properties draw:fill="none"/>
      <style:paragraph-properties fo:margin-top="0cm" fo:margin-bottom="0.353cm" fo:line-height="150%" fo:text-align="start"/>
    </style:style>
    <style:style style:name="P7" style:family="paragraph">
      <style:paragraph-properties fo:line-height="110%" fo:text-align="start"/>
    </style:style>
    <style:style style:name="P8" style:family="paragraph">
      <loext:graphic-properties draw:fill="solid" draw:fill-color="#99c2d6" draw:opacity="100%"/>
    </style:style>
    <style:style style:name="P9" style:family="paragraph">
      <loext:graphic-properties draw:fill="gradient" draw:fill-gradient-name="Gradient_5f_2" draw:opacity-name="Transparency_5f_2"/>
    </style:style>
    <style:style style:name="P10" style:family="paragraph">
      <loext:graphic-properties draw:fill="gradient" draw:fill-gradient-name="Gradient_5f_2"/>
    </style:style>
    <style:style style:name="P11" style:family="paragraph">
      <loext:graphic-properties draw:fill="bitmap" draw:fill-image-name="Bitmap_5f_0" style:repeat="stretch" draw:fill-image-ref-point="top-left"/>
    </style:style>
    <style:style style:name="P12" style:family="paragraph">
      <loext:graphic-properties draw:fill="bitmap" draw:fill-image-name="Bitmap_5f_1" style:repeat="stretch" draw:fill-image-ref-point="top-left"/>
    </style:style>
    <style:style style:name="P13" style:family="paragraph">
      <style:paragraph-properties fo:text-align="start"/>
    </style:style>
    <style:style style:name="P14" style:family="paragraph">
      <style:paragraph-properties fo:margin-top="0cm" fo:margin-bottom="0cm" fo:text-align="start"/>
    </style:style>
    <style:style style:name="P15" style:family="paragraph">
      <style:paragraph-properties fo:margin-left="0.635cm" fo:margin-right="0cm" fo:margin-top="0cm" fo:margin-bottom="0cm" fo:text-align="start" fo:text-indent="-0.635cm"/>
    </style:style>
    <style:style style:name="P16" style:family="paragraph">
      <loext:graphic-properties draw:fill="none"/>
      <style:paragraph-properties fo:margin-top="0cm" fo:margin-bottom="0cm" fo:text-align="start"/>
    </style:style>
    <style:style style:name="P17" style:family="paragraph">
      <loext:graphic-properties draw:fill="bitmap" draw:fill-image-name="Bitmap_5f_2" style:repeat="stretch" draw:fill-image-ref-point="top-left"/>
    </style:style>
    <style:style style:name="P18" style:family="paragraph">
      <loext:graphic-properties draw:fill="gradient" draw:fill-gradient-name="Gradient_5f_1"/>
    </style:style>
    <style:style style:name="P19" style:family="paragraph">
      <style:paragraph-properties fo:margin-top="0cm" fo:margin-bottom="0.282cm" fo:line-height="140%" fo:text-align="start"/>
    </style:style>
    <style:style style:name="P20" style:family="paragraph">
      <style:paragraph-properties fo:margin-left="0.635cm" fo:margin-right="0cm" fo:text-align="start" fo:text-indent="-0.635cm"/>
    </style:style>
    <style:style style:name="P21" style:family="paragraph">
      <loext:graphic-properties draw:fill="none"/>
      <style:paragraph-properties fo:text-align="start"/>
    </style:style>
    <style:style style:name="P22" style:family="paragraph">
      <loext:graphic-properties draw:fill="bitmap" draw:fill-image-name="Bitmap_5f_3" style:repeat="stretch" draw:fill-image-ref-point="top-left"/>
    </style:style>
    <style:style style:name="P23" style:family="paragraph">
      <style:text-properties style:font-name="Lucida Handwriting" fo:font-size="36pt" style:font-size-asian="36pt" style:font-size-complex="36pt"/>
    </style:style>
    <style:style style:name="P24" style:family="paragraph">
      <loext:graphic-properties draw:fill="none" draw:fill-color="#ffffff"/>
      <style:text-properties style:font-name="Lucida Handwriting" fo:font-size="36pt" style:font-size-asian="36pt" style:font-size-complex="36pt"/>
    </style:style>
    <style:style style:name="P25" style:family="paragraph">
      <style:text-properties style:font-name="Arial"/>
    </style:style>
    <style:style style:name="P26" style:family="paragraph">
      <loext:graphic-properties draw:fill="none" draw:fill-color="#ffffff"/>
      <style:text-properties style:font-name="Arial" fo:font-size="15pt" style:font-size-asian="15pt" style:font-size-complex="15pt"/>
    </style:style>
    <style:style style:name="T1" style:family="text">
      <style:text-properties fo:color="#006699" style:font-name="Bernard MT Condensed" fo:font-size="11pt" style:font-name-asian="Bernard MT Condensed" style:font-size-asian="11pt" style:font-name-complex="Bernard MT Condensed" style:font-size-complex="11pt"/>
    </style:style>
    <style:style style:name="T2" style:family="text">
      <style:text-properties fo:color="#006699" style:font-name="Calibri" fo:font-size="8.5pt" style:font-name-asian="Calibri" style:font-size-asian="8.5pt" style:font-name-complex="Calibri" style:font-size-complex="8.5pt"/>
    </style:style>
    <style:style style:name="T3" style:family="text">
      <style:text-properties fo:color="#006699" style:font-name="Cambria" fo:font-size="8.5pt" fo:font-style="italic" style:font-name-asian="Cambria" style:font-size-asian="8.5pt" style:font-style-asian="italic" style:font-name-complex="Cambria" style:font-size-complex="8.5pt" style:font-style-complex="italic"/>
    </style:style>
    <style:style style:name="T4" style:family="text">
      <style:text-properties fo:color="#004d73" style:font-name="Bernard MT Condensed" fo:font-size="11pt" style:font-name-asian="Bernard MT Condensed" style:font-size-asian="11pt" style:font-name-complex="Bernard MT Condensed" style:font-size-complex="11pt"/>
    </style:style>
    <style:style style:name="T5" style:family="text">
      <style:text-properties fo:color="#000000" style:font-name="Bernard MT Condensed" fo:font-size="11pt" style:font-name-asian="Bernard MT Condensed" style:font-size-asian="11pt" style:font-name-complex="Bernard MT Condensed" style:font-size-complex="11pt"/>
    </style:style>
    <style:style style:name="T6" style:family="text">
      <style:text-properties style:font-name="Lucida Handwriting" fo:font-size="36pt" style:font-size-asian="36pt" style:font-size-complex="36pt"/>
    </style:style>
    <style:style style:name="T7" style:family="text">
      <style:text-properties style:font-name="Arial"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6.35cm" svg:height="18.097cm" svg:x="1.27cm" svg:y="1.27cm" svg:viewBox="0 0 6351 18098" draw:points="0,0 6351,0 6351,18098 0,18098">
          <text:p/>
        </draw:polygon>
        <draw:polygon draw:style-name="gr2" draw:text-style-name="P2" draw:layer="layout" svg:width="6.985cm" svg:height="11.95cm" svg:x="19.714cm" svg:y="7.449cm" svg:viewBox="0 0 6986 11951" draw:points="0,0 6986,0 6986,11951 0,11951">
          <text:p/>
        </draw:polygon>
        <draw:g>
          <draw:polygon draw:style-name="gr3" draw:text-style-name="P3" draw:layer="layout" svg:width="6.826cm" svg:height="19.05cm" svg:x="10.319cm" svg:y="1.27cm" svg:viewBox="0 0 6827 19051" draw:points="0,0 6827,0 6827,19051 0,19051">
            <text:p/>
          </draw:polygon>
          <draw:frame draw:style-name="gr4" draw:text-style-name="P4" draw:layer="layout" svg:width="6.826cm" svg:height="19.05cm" svg:x="10.319cm" svg:y="1.27cm">
            <draw:text-box>
              <text:p/>
            </draw:text-box>
          </draw:frame>
        </draw:g>
        <draw:frame draw:style-name="gr5" draw:text-style-name="P4" draw:layer="layout" svg:width="6.985cm" svg:height="17.623cm" svg:x="19.685cm" svg:y="1.792cm">
          <draw:text-box>
            <text:p/>
          </draw:text-box>
        </draw:frame>
        <draw:frame draw:style-name="gr6" draw:text-style-name="P6" draw:layer="layout" svg:width="7.1cm" svg:height="17.96cm" svg:x="1cm" svg:y="7.1cm">
          <draw:text-box>
            <text:p text:style-name="P5"><text:span text:style-name="T1">Ni Hao! </text:span></text:p>
            <text:p text:style-name="P5"><text:span text:style-name="T1">Tara na sa Shanghai,China, Isa sa mga pinkatanyag na lugar sa China. </text:span></text:p>
            <text:p text:style-name="P5"><text:span text:style-name="T1">Marami pa akong ibabahagi na kaalaman tungkol sa china tulad na lamang ng Kultura at Panitikan nila… </text:span></text:p>
            <text:p text:style-name="P5"><text:span text:style-name="T1">Unang–Una ang Kultura: </text:span></text:p>
            <text:p text:style-name="P5"><text:span text:style-name="T1">Kilala ang china bilang “Sleeping Giants” Dahil sa hindi nito pagiging aktibo sa mga pandaigdigang pangyayari at hindi pakikisalamuhat sa ibang kultura </text:span></text:p>
            <text:p text:style-name="P5"><text:span text:style-name="T2"/></text:p>
          </draw:text-box>
        </draw:frame>
        <draw:frame draw:style-name="gr7" draw:text-style-name="P4" draw:layer="layout" svg:width="6.985cm" svg:height="0.794cm" svg:x="19.817cm" svg:y="18.441cm">
          <draw:text-box>
            <text:p text:style-name="P7"><text:span text:style-name="T3">. </text:span></text:p>
          </draw:text-box>
        </draw:frame>
        <draw:polygon draw:style-name="gr8" draw:text-style-name="P8" draw:layer="layout" svg:width="6.35cm" svg:height="0.762cm" svg:x="1.27cm" svg:y="19.558cm" svg:viewBox="0 0 6351 763" draw:points="0,0 6351,0 6351,763 0,763">
          <text:p/>
        </draw:polygon>
        <draw:polygon draw:style-name="gr9" draw:text-style-name="P9" draw:layer="layout" svg:width="6.35cm" svg:height="0.61cm" svg:x="1.27cm" svg:y="19.71cm" svg:viewBox="0 0 6351 611" draw:points="0,0 6351,0 6351,611 0,611">
          <text:p/>
        </draw:polygon>
        <draw:polygon draw:style-name="gr10" draw:text-style-name="P10" draw:layer="layout" svg:width="6.35cm" svg:height="0.508cm" svg:x="1.27cm" svg:y="1.27cm" svg:viewBox="0 0 6351 509" draw:points="0,0 6351,0 6351,509 0,509">
          <text:p/>
        </draw:polygon>
        <draw:polygon draw:style-name="gr8" draw:text-style-name="P8" draw:layer="layout" svg:width="6.984cm" svg:height="0.762cm" svg:x="19.685cm" svg:y="19.532cm" svg:viewBox="0 0 6985 763" draw:points="0,0 6985,0 6985,763 0,763">
          <text:p/>
        </draw:polygon>
        <draw:polygon draw:style-name="gr10" draw:text-style-name="P10" draw:layer="layout" svg:width="6.984cm" svg:height="0.61cm" svg:x="19.685cm" svg:y="19.684cm" svg:viewBox="0 0 6985 611" draw:points="0,0 6985,0 6985,611 0,611">
          <text:p/>
        </draw:polygon>
        <draw:polygon draw:style-name="gr10" draw:text-style-name="P10" draw:layer="layout" svg:width="6.985cm" svg:height="0.476cm" svg:x="20.2cm" svg:y="1.323cm" svg:viewBox="0 0 6986 477" draw:points="0,0 6986,0 6986,477 0,477">
          <text:p/>
        </draw:polygon>
        <draw:frame draw:style-name="gr11" draw:text-style-name="P4" draw:layer="layout" svg:width="6.826cm" svg:height="6.191cm" svg:x="10.319cm" svg:y="13.15cm">
          <draw:text-box>
            <text:p/>
          </draw:text-box>
        </draw:frame>
        <draw:polygon draw:style-name="gr8" draw:text-style-name="P8" draw:layer="layout" svg:width="6.826cm" svg:height="0.762cm" svg:x="10.319cm" svg:y="19.532cm" svg:viewBox="0 0 6827 763" draw:points="0,0 6827,0 6827,763 0,763">
          <text:p/>
        </draw:polygon>
        <draw:polygon draw:style-name="gr10" draw:text-style-name="P10" draw:layer="layout" svg:width="6.826cm" svg:height="0.61cm" svg:x="10.319cm" svg:y="19.684cm" svg:viewBox="0 0 6827 611" draw:points="0,0 6827,0 6827,611 0,611">
          <text:p/>
        </draw:polygon>
        <draw:polygon draw:style-name="gr10" draw:text-style-name="P10" draw:layer="layout" svg:width="6.826cm" svg:height="0.476cm" svg:x="10.319cm" svg:y="1.27cm" svg:viewBox="0 0 6827 477" draw:points="0,0 6827,0 6827,477 0,477">
          <text:p/>
        </draw:polygon>
        <draw:g>
          <draw:polygon draw:style-name="gr12" draw:text-style-name="P11" draw:layer="layout" svg:width="0.723cm" svg:height="0.318cm" svg:x="21.268cm" svg:y="17.309cm" svg:viewBox="0 0 724 319" draw:points="0,0 724,0 724,319 0,319">
            <text:p/>
          </draw:polygon>
          <draw:frame draw:style-name="gr13" draw:text-style-name="P4" draw:layer="layout" svg:width="2.191cm" svg:height="0.937cm" svg:x="20.534cm" svg:y="17.495cm">
            <draw:text-box>
              <text:p/>
            </draw:text-box>
          </draw:frame>
        </draw:g>
        <draw:polygon draw:style-name="gr14" draw:text-style-name="P12" draw:layer="layout" svg:width="5.414cm" svg:height="4.773cm" svg:x="1.8cm" svg:y="2cm" svg:viewBox="0 0 5415 4774" draw:points="0,0 5415,0 5415,4774 0,4774">
          <text:p/>
        </draw:polygon>
        <draw:frame draw:style-name="gr15" draw:text-style-name="P4" draw:layer="layout" svg:width="6.681cm" svg:height="17.421cm" svg:x="10.464cm" svg:y="2.071cm">
          <draw:text-box>
            <text:p text:style-name="P13"><text:span text:style-name="T4">Ang mga iba’t ibang relihiyon sa China tulad ng: Taoismo, Budismo, Islam at Katolisismo dahil maraming bansa ang nakaimpluwensya sa kanilang relihiyon. </text:span></text:p>
            <text:p text:style-name="P13"><text:span text:style-name="T4"/></text:p>
            <text:p text:style-name="P13"><text:span text:style-name="T4">Panitikan ng China: </text:span></text:p>
            <text:p text:style-name="P13"><text:span text:style-name="T4">Hindi lamang sa laki ng bansa at bilang ng populasyon nangunguna ang Tsina. Hindi rinsila pahuhuli salarangan ng panitikan.Isa ang Tsina sa mga bansa sa Asia na may pinakamayamang panitikan. Sinasabingasa mga pagaaral na kung gaano katanda at kayaman ang sibilisasyon ngmga Tsino ayganoon din katanda at kayaman ang kanilang panitikan.Mayaman ang Tsina sa iba’t</text:span><text:span text:style-name="T4"><text:line-break/></text:span><text:span text:style-name="T4">ibang klase ng panitikan, maging ito man ay tuluyan o</text:span><text:span text:style-name="T4"><text:line-break/></text:span><text:span text:style-name="T4">patula. Nagsimulangumusbong ang panitikan ng mga Tsino noong panahon ng DinastiyangZhou (770-221 B.C.) atpatuloy pa ring yumayabong sa kasalukuyang panahon. Sino ba namanang hindi nakakikilala kayConfucius, isa sa mga iginagalang na manunulat at pundasyon ngpanitikang Tsino. Sakanya nagmula, o siya ang nagsilbing inspirasyon sa paggawa ng mga classics.</text:span><text:span text:style-name="T4"><text:line-break/></text:span><text:span text:style-name="T4"><text:line-break/></text:span><text:span text:style-name="T4"><text:line-break/></text:span><text:span text:style-name="T4"> </text:span></text:p>
          </draw:text-box>
        </draw:frame>
        <draw:frame draw:style-name="gr16" draw:text-style-name="P16" draw:layer="layout" svg:width="6.902cm" svg:height="17.338cm" svg:x="19.698cm" svg:y="7.2cm">
          <draw:text-box>
            <text:p text:style-name="P14"><text:span text:style-name="T5"/></text:p>
            <text:p text:style-name="P14"><text:span text:style-name="T4">Yeoboseyo! </text:span></text:p>
            <text:p text:style-name="P14"><text:span text:style-name="T4"/></text:p>
            <text:p text:style-name="P14"><text:span text:style-name="T4">Tara naman sa Seoul, South Korea, Isa sa mga pinakatanyag na siyudad sa Korea. </text:span></text:p>
            <text:p text:style-name="P14"><text:span text:style-name="T4"/></text:p>
            <text:p text:style-name="P14"><text:span text:style-name="T4">Marami pa akong iababahagi sa Korea tulad na lamang ng Kultura at Panitikan nila. </text:span></text:p>
            <text:p text:style-name="P14"><text:span text:style-name="T4"/></text:p>
            <text:p text:style-name="P14"><text:span text:style-name="T4">Unang-Una ang Kultura: </text:span></text:p>
            <text:p text:style-name="P14"><text:span text:style-name="T4">Magkaiba ang relihiyon ang sumibol sa dalawang bahagi ng Korea tulad ng: </text:span></text:p>
            <text:p text:style-name="P14"><text:span text:style-name="T4">Sa North Korea - Budhismo at Kristyanismo </text:span></text:p>
            <text:p text:style-name="P14"><text:span text:style-name="T4">Sa South Korea - Budhismo at Confucianismo </text:span></text:p>
            <text:p text:style-name="P14"><text:span text:style-name="T4"/></text:p>
            <text:p text:style-name="P14"><text:span text:style-name="T4">Sining </text:span></text:p>
            <text:p text:style-name="P15"><text:span text:style-name="T4">Sayaw </text:span></text:p>
            <text:p text:style-name="P15"><text:span text:style-name="T4">Pagpipinta </text:span></text:p>
            <text:p text:style-name="P15"><text:span text:style-name="T4">Sining </text:span></text:p>
            <text:p text:style-name="P15"><text:span text:style-name="T4">Keramika </text:span></text:p>
            <text:p text:style-name="P15"><text:span text:style-name="T4">Music </text:span></text:p>
          </draw:text-box>
        </draw:frame>
        <draw:polygon draw:style-name="gr17" draw:text-style-name="P17" draw:layer="layout" svg:width="6.006cm" svg:height="4.687cm" svg:x="20.1cm" svg:y="2.212cm" svg:viewBox="0 0 6007 4688" draw:points="0,0 6007,0 6007,4688 0,4688">
          <text:p/>
        </draw:polygon>
      </draw:page>
      <draw:page draw:name="page2" draw:style-name="dp1" draw:master-page-name="PM1">
        <draw:polygon draw:style-name="gr18" draw:text-style-name="P18" draw:layer="layout" svg:width="8.572cm" svg:height="19.05cm" svg:x="10.327cm" svg:y="1.149cm" svg:viewBox="0 0 8573 19051" draw:points="0,0 8573,0 8573,19051 0,19051">
          <text:p/>
        </draw:polygon>
        <draw:polygon draw:style-name="gr8" draw:text-style-name="P8" draw:layer="layout" svg:width="16.351cm" svg:height="0.762cm" svg:x="10.319cm" svg:y="19.558cm" svg:viewBox="0 0 16352 763" draw:points="0,0 16352,0 16352,763 0,763">
          <text:p/>
        </draw:polygon>
        <draw:frame draw:style-name="gr19" draw:text-style-name="P4" draw:layer="layout" svg:width="6.668cm" svg:height="1.445cm" svg:x="19.632cm" svg:y="18.018cm">
          <draw:text-box>
            <text:p/>
          </draw:text-box>
        </draw:frame>
        <draw:frame draw:style-name="gr20" draw:text-style-name="P4" draw:layer="layout" svg:width="6.562cm" svg:height="17.787cm" svg:x="19.632cm" svg:y="1.27cm">
          <draw:text-box>
            <text:p text:style-name="P19"><text:span text:style-name="T4">Panitikan ng Japan: </text:span></text:p>
            <text:p text:style-name="P19"><text:span text:style-name="T4">Ang sinaunang  panitikan ng mga Hapon ay mabigat na naimpluwensiyahan ng ugnayang kultura ng bansang Tsina at ng panitikan nila na madalas iniakda sa Klasikong Tsino. Ang panitikan naman ng  India ay naimpluwensiyahan ng pagsanib ng Budismo ng Hapon.  Sa kalaunan, ang literatura ng Hapon ay umusbong at binubuo ng hiwalay na istilo sa sariling karapatan bilang manunulat na Hapon at nagsimulang magsulat tungkol sa kanilang sariling gawa kahit na may impluwensiyang literatura ng Tsina at Klasikal na Literatura ng Tsino na nananatili hanggang sa katapusan ng yugto ng Edo.</text:span><text:span text:style-name="T4"><text:line-break/></text:span><text:span text:style-name="T4"><text:line-break/></text:span><text:span text:style-name="T4"><text:line-break/></text:span><text:span text:style-name="T4"> </text:span></text:p>
          </draw:text-box>
        </draw:frame>
        <draw:polygon draw:style-name="gr8" draw:text-style-name="P8" draw:layer="layout" svg:width="6.985cm" svg:height="0.762cm" svg:x="1.27cm" svg:y="19.558cm" svg:viewBox="0 0 6986 763" draw:points="0,0 6986,0 6986,763 0,763">
          <text:p/>
        </draw:polygon>
        <draw:polygon draw:style-name="gr10" draw:text-style-name="P10" draw:layer="layout" svg:width="6.985cm" svg:height="0.61cm" svg:x="1.27cm" svg:y="19.71cm" svg:viewBox="0 0 6986 611" draw:points="0,0 6986,0 6986,611 0,611">
          <text:p/>
        </draw:polygon>
        <draw:polygon draw:style-name="gr10" draw:text-style-name="P10" draw:layer="layout" svg:width="16.351cm" svg:height="0.61cm" svg:x="10.319cm" svg:y="19.71cm" svg:viewBox="0 0 16352 611" draw:points="0,0 16352,0 16352,611 0,611">
          <text:p/>
        </draw:polygon>
        <draw:polygon draw:style-name="gr10" draw:text-style-name="P10" draw:layer="layout" svg:width="6.985cm" svg:height="0.508cm" svg:x="1.27cm" svg:y="1.27cm" svg:viewBox="0 0 6986 509" draw:points="0,0 6986,0 6986,509 0,509">
          <text:p/>
        </draw:polygon>
        <draw:frame draw:style-name="gr21" draw:text-style-name="P21" draw:layer="layout" svg:width="6.902cm" svg:height="12.5cm" svg:x="10.798cm" svg:y="7cm">
          <draw:text-box>
            <text:p text:style-name="P13"><text:span text:style-name="T5"/></text:p>
            <text:p text:style-name="P13"><text:span text:style-name="T4">Kon’nichiwa </text:span></text:p>
            <text:p text:style-name="P13"><text:span text:style-name="T4"/></text:p>
            <text:p text:style-name="P13"><text:span text:style-name="T4">Ang ating huling destinasyon ang Japan. </text:span></text:p>
            <text:p text:style-name="P13"><text:span text:style-name="T4">KIlala ang Japan sa kanilang “Sakura” </text:span></text:p>
            <text:p text:style-name="P13"><text:span text:style-name="T4">Na ating nang makikita sa itaas. Ito rin ang kinikilala nila bilang “National Flower”. </text:span></text:p>
            <text:p text:style-name="P13"><text:span text:style-name="T4"/></text:p>
            <text:p text:style-name="P13"><text:span text:style-name="T4">Kultura ng Hapon: </text:span></text:p>
            <text:p text:style-name="P20"><text:span text:style-name="T4">Japanese Cuisine </text:span></text:p>
            <text:p text:style-name="P20"><text:span text:style-name="T4">Kimbap o Gimbap (Pagkain) </text:span></text:p>
            <text:p text:style-name="P20"><text:span text:style-name="T4">Kimtsi (Pagkain) </text:span></text:p>
            <text:p text:style-name="P20"><text:span text:style-name="T4">Japanese Sculpture </text:span></text:p>
            <text:p text:style-name="P20"><text:span text:style-name="T4">Bonsai </text:span></text:p>
            <text:p text:style-name="P20"><text:span text:style-name="T4">Japanese Tea Ceremony </text:span></text:p>
            <text:p text:style-name="P20"><text:span text:style-name="T4">Japanese Incense Ceremony </text:span></text:p>
            <text:p text:style-name="P20"><text:span text:style-name="T4">Japanese Manga or Anime </text:span></text:p>
            <text:p text:style-name="P20"><text:span text:style-name="T4">Japanese Rock Gardens </text:span></text:p>
          </draw:text-box>
        </draw:frame>
        <draw:polygon draw:style-name="gr22" draw:text-style-name="P22" draw:layer="layout" svg:width="6.558cm" svg:height="4.98cm" svg:x="10.841cm" svg:y="1.719cm" svg:viewBox="0 0 6559 4981" draw:points="0,0 6559,0 6559,4981 0,4981">
          <text:p/>
        </draw:polygon>
        <draw:frame draw:style-name="gr23" draw:text-style-name="P24" draw:layer="layout" svg:width="6.9cm" svg:height="3.749cm" svg:x="1.4cm" svg:y="3.9cm">
          <draw:text-box>
            <text:p text:style-name="P23"><text:span text:style-name="T6">GROUP 1</text:span></text:p>
            <text:p text:style-name="P23"><text:span text:style-name="T6">9-Narra</text:span></text:p>
          </draw:text-box>
        </draw:frame>
        <draw:frame draw:style-name="gr24" draw:text-style-name="P26" draw:layer="layout" svg:width="6.179cm" svg:height="7.895cm" svg:x="1.6cm" svg:y="10.3cm">
          <draw:text-box>
            <text:p text:style-name="P25"><text:span text:style-name="T7">Ailene Dagsaan</text:span></text:p>
            <text:p text:style-name="P25"><text:span text:style-name="T7">Allena Jane Sagun</text:span></text:p>
            <text:p text:style-name="P25"><text:span text:style-name="T7">Barbie San Joaquin</text:span></text:p>
            <text:p text:style-name="P25"><text:span text:style-name="T7">Earl Jerald Banares</text:span></text:p>
            <text:p text:style-name="P25"><text:span text:style-name="T7">John Paul Sentillas</text:span></text:p>
            <text:p text:style-name="P25"><text:span text:style-name="T7">Jorryn Sangalang</text:span></text:p>
            <text:p text:style-name="P25"><text:span text:style-name="T7">Juluis Ivan Tesorero</text:span></text:p>
            <text:p text:style-name="P25"><text:span text:style-name="T7">Lharcy Kaye Gatbonton</text:span></text:p>
            <text:p text:style-name="P25"><text:span text:style-name="T7">Ray Clarence Francisco</text:span></text:p>
            <text:p text:style-name="P25"><text:span text:style-name="T7">Raymart Aristosa</text:span></text:p>
            <text:p text:style-name="P25"><text:span text:style-name="T7">Renai Angel Villaluna</text:span></text:p>
            <text:p text:style-name="P25"><text:span text:style-name="T7">Vicente Sormela</text:span></text:p>
            <text:p text:style-name="P25"><text:span text:style-name="T7">Xheann Halley Salib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ernard MT Condensed" svg:font-family="'Bernard MT Condensed'"/>
    <style:font-face style:name="Calibri" svg:font-family="Calibri"/>
    <style:font-face style:name="Cambria" svg:font-family="Cambria"/>
    <style:font-face style:name="Liberation Sans" svg:font-family="'Liberation Sans'" style:font-family-generic="roman" style:font-pitch="variable"/>
    <style:font-face style:name="Liberation Serif" svg:font-family="'Liberation Serif'"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5f_0" draw:display-name="Gradient_0" draw:style="linear" draw:start-color="#e6f0f5" draw:end-color="#ffffff" draw:start-intensity="100%" draw:end-intensity="100%" draw:angle="0" draw:border="0%"/>
    <draw:gradient draw:name="Gradient_5f_1" draw:display-name="Gradient_1" draw:style="linear" draw:start-color="#e6f0f5" draw:end-color="#ffffff" draw:start-intensity="100%" draw:end-intensity="100%" draw:angle="0" draw:border="0%"/>
    <draw:gradient draw:name="Gradient_5f_2" draw:display-name="Gradient_2" draw:style="linear" draw:start-color="#c9dee9" draw:end-color="#99c2d6" draw:start-intensity="100%" draw:end-intensity="100%" draw:angle="900" draw:border="0%"/>
    <draw:fill-image draw:name="Bitmap_5f_0" draw:display-name="Bitmap_0" xlink:href="Pictures/100002010000003C0000000283CC1B842FC41BF0.png" xlink:type="simple" xlink:show="embed" xlink:actuate="onLoad"/>
    <draw:fill-image draw:name="Bitmap_5f_1" draw:display-name="Bitmap_1" xlink:href="Pictures/1000000000000083000000661B68F58CA6705EAA.jpg" xlink:type="simple" xlink:show="embed" xlink:actuate="onLoad"/>
    <draw:fill-image draw:name="Bitmap_5f_2" draw:display-name="Bitmap_2" xlink:href="Pictures/10000000000000830000006697889638F5CDB727.jpg" xlink:type="simple" xlink:show="embed" xlink:actuate="onLoad"/>
    <draw:fill-image draw:name="Bitmap_5f_3" draw:display-name="Bitmap_3" xlink:href="Pictures/1000000000000113000000B7C3351806F1245BD7.jpg" xlink:type="simple" xlink:show="embed" xlink:actuate="onLoad"/>
    <draw:opacity draw:name="Transparency_5f_0" draw:display-name="Transparency_0" draw:style="linear" draw:start="100%" draw:end="100%" draw:angle="0" draw:border="0%"/>
    <draw:opacity draw:name="Transparency_5f_1" draw:display-name="Transparency_1" draw:style="linear" draw:start="100%" draw:end="0%" draw:angle="0" draw:border="0%"/>
    <draw:opacity draw:name="Transparency_5f_2" draw:display-name="Transparency_2" draw:style="linear" draw:start="100%" draw:end="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P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29T16:34:16.988000000</dc:date>
    <meta:editing-duration>PT6M1S</meta:editing-duration>
    <meta:editing-cycles>1</meta:editing-cycles>
    <meta:document-statistic meta:object-count="37"/>
    <meta:generator>LibreOffice/5.4.6.2$Windows_X86_64 LibreOffice_project/4014ce260a04f1026ba855d3b8d91541c224eab8</meta:generator>
  </office:meta>
</office:document-meta>
</file>